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Uno scenario realistico per un test di risposta a un attacco ransomware avanzato potrebbe includere diverse fasi di attacco, sfruttando tecniche utilizzate da attori di minacce sofisticate e orientate a obiettivi specifici. Ecco un esempio dettagliato:</text:p>
      <text:h text:style-name="Heading_20_3" text:outline-level="3"><text:span text:style-name="Strong_20_Emphasis">Scenario di Attacco Ransomware Targetizzato: Operazione "ShadowLock"</text:span></text:h>
      <text:h text:style-name="Heading_20_4" text:outline-level="4"><text:span text:style-name="Strong_20_Emphasis">Fase 1: Ricognizione e Preparazione</text:span></text:h>
      <text:list text:style-name="L1">
        <text:list-item>
          <text:p text:style-name="P1"><text:span text:style-name="Strong_20_Emphasis">Obiettivo</text:span>: L'azienda è un fornitore di servizi cloud e infrastrutture critiche. L'attaccante umano è un gruppo di cybercriminali sponsorizzato da uno Stato, chiamato "ShadowLock". Hanno come obiettivo crittografare server critici e ottenere un riscatto da milioni di euro.</text:p>
        </text:list-item>
        <text:list-item>
          <text:p text:style-name="P1"><text:span text:style-name="Strong_20_Emphasis">Ricognizione</text:span>:</text:p>
          <text:list>
            <text:list-item>
              <text:p text:style-name="P2">Gli attaccanti iniziano con un <text:span text:style-name="Strong_20_Emphasis">recon passivo</text:span> tramite social media e piattaforme come LinkedIn, identificando dipendenti chiave dell'azienda (amministratori di sistema, dirigenti IT, etc.).</text:p>
            </text:list-item>
            <text:list-item>
              <text:p text:style-name="P2">Usano tecniche OSINT per raccogliere informazioni sulle tecnologie utilizzate dall'azienda (firewall, sistemi operativi, VPN, etc.).</text:p>
            </text:list-item>
            <text:list-item>
              <text:p text:style-name="P2">Si sfruttano eventuali informazioni trapelate su <text:span text:style-name="Strong_20_Emphasis">forum underground</text:span> o darknet per ottenere credenziali o accesso iniziale.</text:p>
            </text:list-item>
          </text:list>
        </text:list-item>
        <text:list-item>
          <text:p text:style-name="P1"><text:span text:style-name="Strong_20_Emphasis">Armi e preparazione</text:span>:</text:p>
          <text:list>
            <text:list-item>
              <text:p text:style-name="P2">Viene sviluppato un ransomware personalizzato, chiamato "BlackPhantom", in grado di eludere soluzioni di sicurezza avanzate (antivirus, EDR).</text:p>
            </text:list-item>
            <text:list-item>
              <text:p text:style-name="P2">BlackPhantom è dotato di tecniche di offuscamento e payload modulari, che possono essere aggiornati in tempo reale per evitare rilevamenti.</text:p>
            </text:list-item>
            <text:list-item>
              <text:p text:style-name="P1">L'attacco prevede l'uso di <text:span text:style-name="Strong_20_Emphasis">Cobalt Strike</text:span> per il movimento laterale e il furto di credenziali, insieme a uno script di PowerShell per disabilitare i backup automatici e bloccare i sistemi di ripristino.</text:p>
            </text:list-item>
          </text:list>
        </text:list-item>
      </text:list>
      <text:h text:style-name="Heading_20_4" text:outline-level="4"><text:span text:style-name="Strong_20_Emphasis">Fase 2: Accesso Iniziale</text:span></text:h>
      <text:list text:style-name="L2">
        <text:list-item>
          <text:p text:style-name="P3"><text:span text:style-name="Strong_20_Emphasis">Phishing mirato (Spear-phishing)</text:span>:</text:p>
          <text:list>
            <text:list-item>
              <text:p text:style-name="P4">Un'email ben mirata viene inviata a diversi amministratori IT e dirigenti chiave. Viene camuffata come proveniente da un partner dell'azienda, contenente un link a un sito Web compromesso o un allegato maligno (un documento Excel con macro). L'email include un pretesto credibile, come una richiesta urgente di aggiornamento dei sistemi di sicurezza.</text:p>
            </text:list-item>
            <text:list-item>
              <text:p text:style-name="P4">Una volta che l'allegato viene aperto o il link cliccato, il payload viene eseguito e stabilisce una <text:span text:style-name="Strong_20_Emphasis">reverse shell</text:span> con il server C2 (Command &amp; Control) degli attaccanti.</text:p>
            </text:list-item>
          </text:list>
        </text:list-item>
        <text:list-item>
          <text:p text:style-name="P3"><text:span text:style-name="Strong_20_Emphasis">Abuso delle credenziali</text:span>:</text:p>
          <text:list>
            <text:list-item>
              <text:p text:style-name="P3">Utilizzando tecniche come <text:span text:style-name="Strong_20_Emphasis">Mimikatz</text:span> o <text:span text:style-name="Strong_20_Emphasis">LaZagne</text:span>, gli attaccanti raccolgono credenziali in memoria e cercano di ottenere accesso ai sistemi critici tramite RDP o VPN.</text:p>
            </text:list-item>
          </text:list>
        </text:list-item>
      </text:list>
      <text:h text:style-name="Heading_20_4" text:outline-level="4"><text:span text:style-name="Strong_20_Emphasis">Fase 3: Movimento Laterale e Persistenza</text:span></text:h>
      <text:list text:style-name="L3">
        <text:list-item>
          <text:p text:style-name="P5"><text:span text:style-name="Strong_20_Emphasis">Escalation dei privilegi</text:span>:</text:p>
          <text:list>
            <text:list-item>
              <text:p text:style-name="P6"><text:soft-page-break/>Gli attaccanti utilizzano una vulnerabilità zero-day o exploit noti per ottenere privilegi di amministratore locale su una delle macchine infette. Da qui, usano <text:span text:style-name="Strong_20_Emphasis">PsExec</text:span> per diffondersi su altri server della rete interna.</text:p>
            </text:list-item>
            <text:list-item>
              <text:p text:style-name="P6">Utilizzano strumenti come <text:span text:style-name="Strong_20_Emphasis">BloodHound</text:span> per mappare i permessi di Active Directory e identificare account con privilegi elevati.</text:p>
            </text:list-item>
          </text:list>
        </text:list-item>
        <text:list-item>
          <text:p text:style-name="P5"><text:span text:style-name="Strong_20_Emphasis">Persistenza</text:span>:</text:p>
          <text:list>
            <text:list-item>
              <text:p text:style-name="P5">Viene creato un utente amministratore nascosto per mantenere l’accesso, e i meccanismi di rilevamento vengono disabilitati. L'attaccante utilizza <text:span text:style-name="Strong_20_Emphasis">Golden Tickets</text:span> (tecnica di pass-the-ticket) per mantenere accesso continuo ai sistemi critici, anche se le credenziali vengono cambiate.</text:p>
            </text:list-item>
          </text:list>
        </text:list-item>
      </text:list>
      <text:h text:style-name="Heading_20_4" text:outline-level="4"><text:span text:style-name="Strong_20_Emphasis">Fase 4: Esecuzione del Ransomware</text:span></text:h>
      <text:list text:style-name="L4">
        <text:list-item>
          <text:p text:style-name="P7"><text:span text:style-name="Strong_20_Emphasis">Attivazione del ransomware</text:span>:</text:p>
          <text:list>
            <text:list-item>
              <text:p text:style-name="P8">Dopo aver compreso l'infrastruttura e identificato i server critici (ad es. file server, backup server, database), gli attaccanti distribuiscono <text:span text:style-name="Strong_20_Emphasis">BlackPhantom</text:span> su tutti i sistemi compromessi. I file vengono crittografati con algoritmi AES-256, e ogni server crittografato viene collegato a una chiave privata conservata sui server C2.</text:p>
            </text:list-item>
          </text:list>
        </text:list-item>
        <text:list-item>
          <text:p text:style-name="P7"><text:span text:style-name="Strong_20_Emphasis">Disattivazione dei backup</text:span>:</text:p>
          <text:list>
            <text:list-item>
              <text:p text:style-name="P8">Gli attaccanti usano script per disabilitare e cancellare i backup locali e cloud. Eventuali snapshot di sistema o VMWare vengono cancellati per impedire il ripristino rapido.</text:p>
            </text:list-item>
          </text:list>
        </text:list-item>
        <text:list-item>
          <text:p text:style-name="P7"><text:span text:style-name="Strong_20_Emphasis">Ransom Note</text:span>:</text:p>
          <text:list>
            <text:list-item>
              <text:p text:style-name="P7">Ogni macchina infetta visualizza un messaggio di riscatto (ransom note), indicando la necessità di pagare una somma in Bitcoin (es. 10 milioni di euro) per ricevere la chiave di decrittazione. Gli attaccanti minacciano di pubblicare i dati sensibili rubati (estorti durante l’attacco) su forum underground se il riscatto non viene pagato.</text:p>
            </text:list-item>
          </text:list>
        </text:list-item>
      </text:list>
      <text:h text:style-name="Heading_20_4" text:outline-level="4"><text:span text:style-name="Strong_20_Emphasis">Fase 5: Estorsione e Exfiltrazione Dati</text:span></text:h>
      <text:list text:style-name="L5">
        <text:list-item>
          <text:p text:style-name="P9"><text:span text:style-name="Strong_20_Emphasis">Doppia Estorsione</text:span>:</text:p>
          <text:list>
            <text:list-item>
              <text:p text:style-name="P10">Prima di crittografare i dati, gli attaccanti hanno esfiltrato informazioni sensibili, come progetti riservati e dati dei clienti. Minacciano di rilasciare questi dati pubblicamente o venderli sul dark web se il riscatto non viene pagato.</text:p>
            </text:list-item>
          </text:list>
        </text:list-item>
        <text:list-item>
          <text:p text:style-name="P9"><text:span text:style-name="Strong_20_Emphasis">Esfiltrazione Dati</text:span>:</text:p>
          <text:list>
            <text:list-item>
              <text:p text:style-name="P9">Utilizzano <text:span text:style-name="Strong_20_Emphasis">protocollo HTTP/TLS criptato</text:span> per inviare dati critici a server di comando e controllo in paesi con poca cooperazione legale internazionale.</text:p>
            </text:list-item>
          </text:list>
        </text:list-item>
      </text:list>
      <text:h text:style-name="Heading_20_4" text:outline-level="4"><text:span text:style-name="Strong_20_Emphasis">Fase 6: Finale e Cleanup</text:span></text:h>
      <text:list text:style-name="L6">
        <text:list-item>
          <text:p text:style-name="P11"><text:span text:style-name="Strong_20_Emphasis">Cleanup dell’attacco</text:span>:</text:p>
          <text:list>
            <text:list-item>
              <text:p text:style-name="P11">Dopo la crittografia, gli attaccanti cercano di eliminare ogni traccia dei loro movimenti, cancellando i log di eventi e chiudendo le backdoor per ostacolare le indagini forensi.</text:p>
            </text:list-item>
            <text:list-item>
              <text:p text:style-name="P12">Vengono utilizzati strumenti come <text:span text:style-name="Strong_20_Emphasis">CCleaner</text:span> o <text:span text:style-name="Strong_20_Emphasis">PowerShell scripts</text:span> per cancellare le tracce lasciate nei file di log e sulle macchine compromesse.</text:p>
            </text:list-item>
          </text:list>
        </text:list-item>
      </text:list>
      <text:h text:style-name="Heading_20_4" text:outline-level="4"><text:soft-page-break/><text:span text:style-name="Strong_20_Emphasis">Obiettivi del Test per l'Azienda</text:span></text:h>
      <text:list text:style-name="L7">
        <text:list-item>
          <text:p text:style-name="P13"><text:span text:style-name="Strong_20_Emphasis">Tempo di risposta</text:span>: Quanto tempo impiega il team di sicurezza per rilevare l'attacco e rispondere?</text:p>
        </text:list-item>
        <text:list-item>
          <text:p text:style-name="P13"><text:span text:style-name="Strong_20_Emphasis">Capacità di rilevamento</text:span>: Le soluzioni di sicurezza (EDR, IDS, SIEM) riescono a rilevare le diverse fasi del movimento laterale, l'escalation dei privilegi e l'installazione del ransomware?</text:p>
        </text:list-item>
        <text:list-item>
          <text:p text:style-name="P13"><text:span text:style-name="Strong_20_Emphasis">Resistenza alla Doppia Estorsione</text:span>: Il team di sicurezza è in grado di prevenire o mitigare la fuoriuscita di dati sensibili dall'infrastruttura aziendale?</text:p>
        </text:list-item>
        <text:list-item>
          <text:p text:style-name="P13"><text:span text:style-name="Strong_20_Emphasis">Procedure di ripristino</text:span>: L'azienda ha un piano di ripristino solido che permetta di recuperare i dati dai backup in caso di crittografia massiva?</text:p>
        </text:list-item>
        <text:list-item>
          <text:p text:style-name="P14"><text:span text:style-name="Strong_20_Emphasis">Comunicazione e gestione della crisi</text:span>: Come vengono comunicate le informazioni durante la crisi? Esistono procedure per gestire la negoziazione o le relazioni pubbliche?</text:p>
        </text:list-item>
      </text:list>
      <text:h text:style-name="Heading_20_3" text:outline-level="3"><text:span text:style-name="Strong_20_Emphasis">Conclusione</text:span></text:h>
      <text:p text:style-name="Text_20_body">Questo scenario combina tecniche di attacco realistiche e avanzate, replicando il modus operandi di attori umani sofisticati. L'obiettivo è testare la capacità dell'azienda di rispondere a minacce complesse e di mantenere l'integrità dei propri sistemi, proteggendo sia i dati interni che quelli dei clienti.</text:p>
      <text:p text:style-name="P15"/>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9T18:41:22.368000000</meta:creation-date>
    <dc:date>2024-10-21T11:01:35.539000000</dc:date>
    <meta:editing-duration>PT26M49S</meta:editing-duration>
    <meta:editing-cycles>2</meta:editing-cycles>
    <meta:generator>LibreOffice/24.8.2.1$Windows_X86_64 LibreOffice_project/0f794b6e29741098670a3b95d60478a65d05ef13</meta:generator>
    <meta:document-statistic meta:table-count="0" meta:image-count="0" meta:object-count="0" meta:page-count="3" meta:paragraph-count="48" meta:word-count="876" meta:character-count="5978" meta:non-whitespace-character-count="5187"/>
  </office:meta>
</office:document-meta>
</file>